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8b727" officeooo:paragraph-rsid="0008b727"/>
    </style:style>
    <style:style style:name="P2" style:family="paragraph" style:parent-style-name="Header">
      <style:text-properties officeooo:rsid="0008b727" officeooo:paragraph-rsid="0008b7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b727" officeooo:paragraph-rsid="0008b727"/>
    </style:style>
    <style:style style:name="MP2" style:family="paragraph" style:parent-style-name="Footer">
      <style:text-properties officeooo:rsid="0008b727" officeooo:paragraph-rsid="0008b7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="0.31pt double #000000" style:border-line-width="0.026cm 0.004cm 0.053cm" fo:padding="0.203cm"/>
      </style:header-style>
      <style:footer-style>
        <style:header-footer-properties fo:min-height="0cm" fo:margin-top="0.499cm" fo:border="0.31pt double #000000" style:border-line-width="0.026cm 0.004cm 0.053cm" fo:padding="0.203cm"/>
      </style:footer-style>
    </style:page-layout>
  </office:automatic-styles>
  <office:master-styles>
    <style:master-page style:name="Standard" style:page-layout-name="Mpm1">
      <style:header>
        <text:p text:style-name="MP1">DISTRIBUTED SYSTEMS<text:tab/><text:tab/>LAB ASSIGNMENT 6</text:p>
      </style:header>
      <style:footer>
        <text:p text:style-name="MP2">Name: NAMAN KHATER<text:tab/><text:page-number text:select-page="current">1</text:page-number><text:tab/>Admission No: U19CS01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3:22:38.749094992</meta:creation-date>
    <dc:date>2022-03-15T13:39:45.056549687</dc:date>
    <meta:editing-duration>PT6M56S</meta:editing-duration>
    <meta:editing-cycles>1</meta:editing-cycles>
    <meta:document-statistic meta:table-count="0" meta:image-count="0" meta:object-count="0" meta:page-count="1" meta:paragraph-count="2" meta:word-count="12" meta:character-count="80" meta:non-whitespace-character-count="69"/>
    <meta:generator>LibreOffice/6.4.7.2$Linux_X86_64 LibreOffice_project/40$Build-2</meta:generator>
  </office:meta>
</office:document-meta>
</file>